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52EDF141E750F8E57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9.5cm" svg:height="29.8cm" draw:transform="skewX (0.000698131700797732) translate (-10.3cm -0.9cm)">
          <draw:image xlink:href="Pictures/100002010000064000000352EDF141E750F8E578.png" xlink:type="simple" xlink:show="embed" xlink:actuate="onLoad" loext:mime-type="image/png">
            <text:p text:style-name="P1"><text:s text:c="339"/></text:p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1T15:43:09.598131672</meta:creation-date>
    <meta:editing-duration>PT26M59S</meta:editing-duration>
    <meta:editing-cycles>2</meta:editing-cycles>
    <meta:generator>LibreOffice/6.4.7.2$Linux_X86_64 LibreOffice_project/40$Build-2</meta:generator>
    <dc:date>2024-07-01T16:20:32.964176554</dc:date>
    <meta:document-statistic meta:object-count="1"/>
  </office:meta>
</office:document-meta>
</file>